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Braden Licastro<text:tab/>CMPSC250 Lab7<text:tab/>2012110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2-11-06T15:01:49</meta:creation-date>
    <dc:date>2012-11-06T15:02:42</dc:date>
    <dc:creator>Braden Licastro</dc:creator>
    <meta:editing-duration>P0D</meta:editing-duration>
    <meta:editing-cycles>1</meta:editing-cycles>
    <meta:document-statistic meta:table-count="0" meta:image-count="0" meta:object-count="0" meta:page-count="1" meta:paragraph-count="1" meta:word-count="5" meta:character-count="38" meta:non-whitespace-character-count="34"/>
    <meta:generator>LibreOffice/3.5$Linux_X86_64 LibreOffice_project/350m1$Build-2</meta:generator>
  </office:meta>
</office:document-meta>
</file>